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Set Information:</text:p>
      <text:p text:style-name="Text_20_body">This is a transnational data set which contains all the transactions occurring between 01/12/2010 and 09/12/2011 for a UK-based and registered non-store online retail.The company mainly sells unique all-occasion gifts. Many customers of the company are wholesalers.</text:p>
      <text:p text:style-name="Text_20_body"/>
      <text:p text:style-name="P1">Attribute Information:</text:p>
      <text:p text:style-name="Text_20_body">InvoiceNo: Invoice number. Nominal, a 6-digit integral number uniquely assigned to each transaction. If this code starts with letter 'c', it indicates a cancellation. <text:line-break/>StockCode: Product (item) code. Nominal, a 5-digit integral number uniquely assigned to each distinct product. <text:line-break/>Description: Product (item) name. Nominal. <text:line-break/>Quantity: The quantities of each product (item) per transaction. Numeric. <text:line-break/>InvoiceDate: Invice Date and time. Numeric, the day and time when each transaction was generated. <text:line-break/>UnitPrice: Unit price. Numeric, Product price per unit in sterling. <text:line-break/>CustomerID: Customer number. Nominal, a 5-digit integral number uniquely assigned to each customer. <text:line-break/>Country: Country name. Nominal, the name of the country where each customer reside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6:47:56.843883908</meta:creation-date>
    <dc:date>2019-10-10T16:48:21.374299225</dc:date>
    <meta:editing-duration>PT25S</meta:editing-duration>
    <meta:editing-cycles>1</meta:editing-cycles>
    <meta:document-statistic meta:table-count="0" meta:image-count="0" meta:object-count="0" meta:page-count="1" meta:paragraph-count="4" meta:word-count="147" meta:character-count="1061" meta:non-whitespace-character-count="910"/>
    <meta:generator>LibreOffice/6.1.3.2$Linux_X86_64 LibreOffice_project/10$Build-2</meta:generator>
  </office:meta>
</office:document-meta>
</file>